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846in" fo:break-before="auto" style:use-optimal-row-height="true"/>
    </style:style>
    <style:style style:name="ro8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de" style:country-asian="D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okument</text:p>
          </table:table-cell>
          <table:table-cell office:value-type="string" calcext:value-type="string">
            <text:p>Quelle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ttp://www.officialteapartyusa.com/pt/Obama-Guilty-of-Largest-Prison-Break-in-US-History-Says-AZ-Sheriff/blog.htm</text:p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http://www.teaparty.org/boehner-obama-anti-war-president-91290/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http://www.officialteapartyusa.com/pt/A-Phone-Call-Thats-Too-Little-and-Way-Too-Late/blog.htm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ttp://www.officialteapartyusa.com/pt/Netanyahu-NOT-ObamaLeader-of-the-Free-World/blog.htm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http://www.officialteapartyusa.com/pt/BiBi-WinsObama-Loses/blog.htm</text:p>
          </table:table-cell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http://www.officialteapartyusa.com/pt/Cop-Shooter-Jeffery-WilliamsWhos-Your-Daddy/blog.htm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ttp://www.officialteapartyusa.com/pt/Lies-Injustice-and-the-Clintonian-Way-part-2-of-2/blog.htm</text:p>
          </table:table-cell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http://www.teaparty.org/senators-obama-disconnected-reality-mideast-91315/</text:p>
          </table:table-cell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http://www.teaparty.org/obama-fails-make-forbes-50-greatest-leaders-list-91341/</text:p>
          </table:table-cell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http://www.teaparty.org/god-help-us-gop-ties-obama-policies-yemen-turmoil-91330/</text:p>
          </table:table-cell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http://www.teaparty.org/obama-calls-afghan-president-wrong-name-joint-press-conference-90881/</text:p>
          </table:table-cell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http://www.teaparty.org/poll-americans-want-next-president-undo-obamas-policies-90611/</text:p>
          </table:table-cell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http://www.teaparty.org/charlie-sheen-americans-deserve-better-obama-90580/</text:p>
          </table:table-cell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http://www.teaparty.org/federal-judge-asks-obama-can-trusted-90079/</text:p>
          </table:table-cell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http://www.teaparty.org/cheney-obama-worst-president-lifetime-89607/</text:p>
          </table:table-cell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http://www.democrats.org/news/blog/president_obama_lets_get_to_work</text:p>
          </table:table-cell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 <text:a xlink:href="http://www.democrats.org/news/blog/10_times_president_obama_made_us_cheer_in_2014" xlink:type="simple">http://www.democrats.org/news/blog/10_times_president_obama_made_us_cheer_in_2014</text:a></text:p>
          </table:table-cell>
        </table:table-row>
        <table:table-row table:style-name="ro4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<text:a xlink:href="http://www.huffingtonpost.com/david-saranga/we-love-obama-he-is-afric_b_376416.html" xlink:type="simple">http://www.huffingtonpost.com/david-saranga/we-love-obama-he-is-afric_b_376416.html</text:a></text:p>
          </table:table-cell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<text:a xlink:href="http://www.her.ie/entertainment/oh-obama-five-reasons-why-barack-has-to-return-to-the-" xlink:type="simple">http://www.her.ie/entertainment/oh-obama-five-reasons-why-barack-has-to-return-to-the-</text:a>white-house/23676?shortlink=0</text:p>
          </table:table-cell>
        </table:table-row>
        <table:table-row table:style-name="ro5"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<text:a xlink:href="http://www.her.ie/life/a-picture-tells-a-thousand-words-why-we-love-barack-and-why-barack-loves-spider-man/25426" xlink:type="simple">http://www.her.ie/life/a-picture-tells-a-thousand-words-why-we-love-barack-and-why-barack-loves-spider-man/25426</text:a></text:p>
          </table:table-cell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http://www.teaparty.org/obama-spamming-inboxes-meet-greet-invitation-emails-92239/</text:p>
          </table:table-cell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http://www.teaparty.org/sen-cotton-socialist-france-tougher-iran-obama-92237/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http://www.mlive.com/news/index.ssf/2015/02/poll_most_support_obama_invest.html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http://www.news10.net/story/news/local/california/2015/03/14/gov-brown-supports-presidents-immigration-action/70309646/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http://www.huffingtonpost.com/matthew-lynch-edd/12-reasons-why-obama-is-o_b_4280675.html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http://www.thefinestwriter.com/blog/10-reasons-why-obama-makes-a-good-president/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http://nymag.com/daily/intelligencer/2012/10/barack-obama-is-a-great-president-yes-great.html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http://www.dailykos.com/story/2014/10/15/1336922/-Obama-is-a-Damn-Good-President-Why-do-Dems-Hide-It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http://radar.oreilly.com/2008/10/why-i-support-barack-obama.html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http://www.mtv.com/news/1572990/barack-obama-gets-thumbs-up-from-iowa-students-after-mtvmyspace-chat-he-did-a-great-job/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ttp://www.teaparty.org/ann-coulter-obama-holder-turned-ferguson-another-911%E2%80%B2-89019/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ttp://www.teaparty.org/rep-peter-king-disgraceful-obama-gives-racial-con-man-sharpton-seat-white-house-88899/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://www.teaparty.org/obama-stinks-posted-dead-skunks-88411/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://www.teaparty.org/conservative-rock-star-calls-obama-impeachment-88407/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ttp://www.teaparty.org/poll-u-s-favors-netanyahus-strength-obamas-weakness-87825/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ttp://www.teaparty.org/white-house-dictator-eye-beholder-87728/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://newsone.com/2836502/inauguration-day-anniversary/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ttp://www.teaparty.org/38-obama-vacations-costing-taxpayers-millions-87706/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ttp://www.teaparty.org/lawmaker-obama-seen-constitution-87455/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ttp://www.teaparty.org/nra-chief-dictator-obama-hates-2nd-amendment-87335/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ttp://www.telegraph.co.uk/comment/columnists/borisjohnson/3562965/Barack-Obama-Why-I-believe-he-should-be-the-next-President.htm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ttp://sociologistsforobama.blogspot.de/2008/07/grace-lee-boggs-on-obama-must-read.html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ttp://www.politicususa.com/2014/12/29/barack-h-obama-greatest-president-modern-times.htm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ttp://www.realclearpolitics.com/articles/2012/05/21/why_i_support_the_reelection_of_president_obama_114217.htm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ttp://www.teaparty.org/ben-carson-obama-is-a-psychopat-90836/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ttp://www.teaparty.org/obama-smiles-princeton-basketball-fans-chant-four-years-90438/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ttp://www.teaparty.org/rep-mccarthy-obama-misinterpreted-arab-spring-90433/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ttp://www.teaparty.org/congressman-lee-zeldin-netanyahu-victory-is-a-referendum-on-obama-89714/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ttp://www.teaparty.org/obamas-america-less-freedom-than-cuba-venezuela-russia-or-china-16380/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ttp://www.teaparty.org/obama-thanksgiving-message-doesnt-thank-god-again-16253/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7" office:value-type="string" calcext:value-type="string">
            <text:p>http://articles.latimes.com/2011/jun/09/news/sns-la-lupe-fiasco-obam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8" office:value-type="string" calcext:value-type="string">
            <text:p>http://www.nytimes.com/2015/04/17/business/obama-trade-legislation-fast-track-authority-trans-pacific-partnership.html?ref=topics&amp;_r=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8" office:value-type="string" calcext:value-type="string">
            <text:p>ttp://www.nytimes.com/2015/04/16/us/politics/power-over-iran-nuclear-deal-swings-to-congress-foiling-obama.html?ref=topic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8" office:value-type="string" calcext:value-type="string">
            <text:p>http://articles.latimes.com/2011/nov/08/news/la-pn-bill-clinton-obama-201111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8" office:value-type="string" calcext:value-type="string">
            <text:p>http://www.chicagotribune.com/news/nationworld/chi-obama-immigration-lawsuit-20150417-story.htm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9" office:value-type="string" calcext:value-type="string">
            <text:p>http://articles.latimes.com/2014/apr/21/news/la-pn-obama-approval-improves-201404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8" office:value-type="string" calcext:value-type="string">
            <text:p>http://www.usnews.com/news/blogs/ken-walshs-washington/2015/02/23/criticism-of-obama-reaches-new-leve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9" office:value-type="string" calcext:value-type="string">
            <text:p>http://thehill.com/policy/energy-environment/238902-coal-company-lays-off-hundreds-blames-obam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8" office:value-type="string" calcext:value-type="string">
            <text:p>http://www.jsonline.com/news/opinion/president-barack-obamas-undying-support-from-blacks-b99343424z1-274168951.html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8" office:value-type="string" calcext:value-type="string">
            <text:p>http://www.nytimes.com/2015/04/12/opinion/sunday/a-new-phase-in-anti-obama-attacks.htm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ttp://www.people.com/article/barack-obama-south-dakota-rebecca-kelley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ttp://www.argusleader.com/story/news/2015/05/08/obama-south-dakota-saving-the-best-for-last/27012929/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ttp://www.kdlt.com/news/local-news/a-recap-of-president-barack-obamas-visit-to-watertown/32912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ttp://www.startribune.com/coon-rapids-mom-gets-call-from-obama/303154571/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ttp://www.ask.com/government-politics/barack-obama-good-leader-737cfe243721a719#full-answe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ttp://jcsd-cl-obama.weebly.com/obamas-leadership--character-traits.html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ttp://theblacksphere.net/2013/10/barack-obama-successful-president-us-history/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ttp://www.forbes.com/2009/09/04/obama-skills-character-leadership-managing-presidents.html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ttp://ecoggins.hubpages.com/hub/Barack-Obamas-Leadership-Style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ttp://www.beafields.com/2012/09/the-3-main-leadership-qualities-of-obama-and-romney/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ttps://www.psychologytoday.com/blog/the-power-prime/200911/business-president-obama-and-transformative-leadership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ttp://www.adviseamerica.com/barack-obama-leadership-traits/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ttp://www.irishtimes.com/news/health/yes-we-can-all-adopt-ethical-leadership-qualities-1.70848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ttp://www.businessweek.com/managing/content/jan2010/ca20100120_483781.htm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ttp://www.msob.edu.in/blog/post/2011/11/01/Obamas-Leadership-Qualities.aspx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ttp://www.abc.net.au/news/2011-11-16/frenkel-public-speaking-101-a-lesson-in-leadership-from-obama/36746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ttp://www.csmonitor.com/Commentary/Opinion/2008/0228/p09s01-coop.html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ttp://www.bloomberg.com/bw/stories/2008-11-11/barack-obama-a-leader-for-the-we-generationbusinessweek-business-news-stock-market-and-financial-advic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ttp://www.standard.co.uk/news/world/barack-obama-considered-americas-worst-president-since-wwii-9580812.htm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://antiguaobserver.com/twenty-two-year-old-humbled-to-introduce-us-president/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ttp://thehill.com/blogs/blog-briefing-room/news/242315-christie-slams-obama-on-economic-policy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ttp://newsbusters.org/blogs/tim-graham/2015/05/16/james-taylor-obama-greatest-president-all-tim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ttp://www.powerlineblog.com/archives/2015/05/obama-insults-christians-apparently-out-of-ignorance.php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ttp://uk.businessinsider.com/hedge-funds-are-bored-with-obama-attack-2015-5?r=U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ttp://www.thenewstribune.com/2015/05/16/3794351/lindsey-graham-i-blame-obama-for.htm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ttp://rinf.com/alt-news/editorials/obama-vows-middle-east-wars/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ttp://www.miamiherald.com/news/local/news-columns-blogs/andres-oppenheimer/article21130377.htm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ttp://observer.com/2015/05/marco-rubio-says-americas-physical-strength-has-deteriorated-under-obama/</text:p>
          </table:table-cell>
        </table:table-row>
        <table:table-row table:style-name="ro6">
          <table:table-cell office:value-type="float" office:value="89" calcext:value-type="float">
            <text:p>89</text:p>
          </table:table-cell>
          <table:table-cell office:value-type="string" calcext:value-type="string">
            <text:p>http://thehill.com/policy/finance/240068-warren-to-obama-stop-making-untrue-trade-claim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ttp://www.wnd.com/2015/04/brother-dishonest-obama-abandoned-family/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ttp://www.forbes.com/sites/theapothecary/2015/05/13/obama-administration-tries-to-blackmail-states-into-expanding-obamacare/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ttp://thehill.com/blogs/blog-briefing-room/news/241573-report-obama-lied-about-bin-laden-raid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ttp://www.wnd.com/2015/04/baltimore-burns-and-media-wonders-wheres-obama/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ttp://www.politico.com/story/2015/04/ted-cruz-obama-baltimore-racial-tensions-117484.html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ttp://www.washingtonpost.com/blogs/post-partisan/wp/2015/02/23/the-insiders-why-would-anyone-think-obama-doesnt-love-america-plenty-of-reasons/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ttp://www.newyorker.com/news/john-cassidy/obamas-well-earned-victory-lap-on-the-economy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ttp://www.wcvb.com/money/why-52-of-americans-think-the-obama-economy-is-good/3248536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http://nypost.com/2015/03/22/israel-beware-of-obama/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ttp://fortune.com/2015/03/26/the-obama-leadership-lacuna/</text:p>
          </table:table-cell>
        </table:table-row>
        <table:table-row table:style-name="ro7">
          <table:table-cell office:value-type="float" office:value="100" calcext:value-type="float">
            <text:p>100</text:p>
          </table:table-cell>
          <table:table-cell office:value-type="string" calcext:value-type="string">
            <text:p>http://dailycaller.com/2015/04/07/cheney-president-obama-wants-to-take-america-down-video/</text:p>
          </table:table-cell>
        </table:table-row>
        <table:table-row table:style-name="ro8">
          <table:table-cell office:value-type="float" office:value="101" calcext:value-type="float">
            <text:p>101</text:p>
          </table:table-cell>
          <table:table-cell office:value-type="string" calcext:value-type="string">
            <text:p>http://clashdaily.com/2013/11/deconstructed-12-reasons-obama-best-president-ever/</text:p>
          </table:table-cell>
        </table:table-row>
        <table:table-row table:style-name="ro8">
          <table:table-cell office:value-type="float" office:value="102" calcext:value-type="float">
            <text:p>102</text:p>
          </table:table-cell>
          <table:table-cell office:value-type="string" calcext:value-type="string">
            <text:p>http://townhall.com/columnists/johnhawkins/2013/04/30/30-reasons-to-dislike-barack-obama-n1582397/page/full</text:p>
          </table:table-cell>
        </table:table-row>
        <table:table-row table:style-name="ro8">
          <table:table-cell office:value-type="float" office:value="103" calcext:value-type="float">
            <text:p>103</text:p>
          </table:table-cell>
          <table:table-cell office:value-type="string" calcext:value-type="string">
            <text:p>http://www.independent.co.uk/news/world/americas/an-american-president-my-friend-barack-obama-790330.html</text:p>
          </table:table-cell>
        </table:table-row>
        <table:table-row table:style-name="ro8">
          <table:table-cell office:value-type="float" office:value="104" calcext:value-type="float">
            <text:p>104</text:p>
          </table:table-cell>
          <table:table-cell office:value-type="string" calcext:value-type="string">
            <text:p>http://townhall.com/columnists/johnhawkins/2014/09/23/6-reasons-barack-obama-is-a-failed-president-n1895258/page/full</text:p>
          </table:table-cell>
        </table:table-row>
        <table:table-row table:style-name="ro8">
          <table:table-cell office:value-type="float" office:value="105" calcext:value-type="float">
            <text:p>105</text:p>
          </table:table-cell>
          <table:table-cell office:value-type="string" calcext:value-type="string">
            <text:p>http://www.washingtontimes.com/news/2014/jul/2/curl-obama-is-the-worst-president-ever/?page=all</text:p>
          </table:table-cell>
        </table:table-row>
        <table:table-row table:style-name="ro8">
          <table:table-cell office:value-type="float" office:value="106" calcext:value-type="float">
            <text:p>106</text:p>
          </table:table-cell>
          <table:table-cell office:value-type="string" calcext:value-type="string">
            <text:p>http://fusion.net/story/116356/historic-poll-obama-is-nearly-twice-as-popular-in-cuba-as-he-is-in-the-u-s/</text:p>
          </table:table-cell>
        </table:table-row>
        <table:table-row table:style-name="ro8">
          <table:table-cell office:value-type="float" office:value="107" calcext:value-type="float">
            <text:p>107</text:p>
          </table:table-cell>
          <table:table-cell office:value-type="string" calcext:value-type="string">
            <text:p>http://www.utsandiego.com/news/2012/jul/22/presidential-busts/</text:p>
          </table:table-cell>
        </table:table-row>
        <table:table-row table:style-name="ro8">
          <table:table-cell office:value-type="float" office:value="108" calcext:value-type="float">
            <text:p>108</text:p>
          </table:table-cell>
          <table:table-cell office:value-type="string" calcext:value-type="string">
            <text:p>http://www.theawl.com/2012/10/barack-obama-americas-cool-uncle</text:p>
          </table:table-cell>
        </table:table-row>
        <table:table-row table:style-name="ro8">
          <table:table-cell office:value-type="float" office:value="109" calcext:value-type="float">
            <text:p>109</text:p>
          </table:table-cell>
          <table:table-cell office:value-type="string" calcext:value-type="string">
            <text:p>https://www.lifesitenews.com/opinion/is-barack-obama-the-worst-president-in-american-history</text:p>
          </table:table-cell>
        </table:table-row>
        <table:table-row table:style-name="ro8">
          <table:table-cell office:value-type="float" office:value="110" calcext:value-type="float">
            <text:p>110</text:p>
          </table:table-cell>
          <table:table-cell office:value-type="string" calcext:value-type="string">
            <text:p>http://thedailybanter.com/2014/09/michael-moore-thinks-obama-will-remembered-first-black-president/</text:p>
          </table:table-cell>
        </table:table-row>
        <table:table-row table:style-name="ro8">
          <table:table-cell office:value-type="float" office:value="111" calcext:value-type="float">
            <text:p>111</text:p>
          </table:table-cell>
          <table:table-cell office:value-type="string" calcext:value-type="string">
            <text:p>http://mrconservative.com/2013/01/3348-24-statistics-on-obama/</text:p>
          </table:table-cell>
        </table:table-row>
        <table:table-row table:style-name="ro8">
          <table:table-cell office:value-type="float" office:value="112" calcext:value-type="float">
            <text:p>112</text:p>
          </table:table-cell>
          <table:table-cell office:value-type="string" calcext:value-type="string">
            <text:p>http://www.theguardian.com/tv-and-radio/tvandradioblog/2014/mar/11/barack-obama-cool-dad-president-zach-galifianakis-between-two-ferns</text:p>
          </table:table-cell>
        </table:table-row>
        <table:table-row table:style-name="ro8">
          <table:table-cell office:value-type="float" office:value="113" calcext:value-type="float">
            <text:p>113</text:p>
          </table:table-cell>
          <table:table-cell office:value-type="string" calcext:value-type="string">
            <text:p>http://www.breakingisraelnews.com/36111/were-stuck-with-obama-opinion/</text:p>
          </table:table-cell>
        </table:table-row>
        <table:table-row table:style-name="ro8">
          <table:table-cell office:value-type="float" office:value="114" calcext:value-type="float">
            <text:p>114</text:p>
          </table:table-cell>
          <table:table-cell office:value-type="string" calcext:value-type="string">
            <text:p>http://thoughtcatalog.com/michael-sajdak/2013/12/7-reasons-why-president-barack-obama-is-still-awesome/</text:p>
          </table:table-cell>
        </table:table-row>
        <table:table-row table:style-name="ro8">
          <table:table-cell office:value-type="float" office:value="115" calcext:value-type="float">
            <text:p>115</text:p>
          </table:table-cell>
          <table:table-cell office:value-type="string" calcext:value-type="string">
            <text:p>www.huffingtonpost.com/ivan-eland/is-barack-obama-the-worst_b_6061208.htmlobama</text:p>
          </table:table-cell>
        </table:table-row>
        <table:table-row table:style-name="ro8">
          <table:table-cell office:value-type="float" office:value="116" calcext:value-type="float">
            <text:p>116</text:p>
          </table:table-cell>
          <table:table-cell office:value-type="string" calcext:value-type="string">
            <text:p>http://www.foxnews.com/opinion/2011/06/19/obama-as-dad-national-treasure-and-role-model.html</text:p>
          </table:table-cell>
        </table:table-row>
        <table:table-row table:style-name="ro8">
          <table:table-cell office:value-type="float" office:value="117" calcext:value-type="float">
            <text:p>117</text:p>
          </table:table-cell>
          <table:table-cell office:value-type="string" calcext:value-type="string">
            <text:p>http://thelibertarianrepublic.com/12-reasons-obama-greatest-president-ever-rebuttal/</text:p>
          </table:table-cell>
        </table:table-row>
        <table:table-row table:style-name="ro7">
          <table:table-cell office:value-type="float" office:value="118" calcext:value-type="float">
            <text:p>118</text:p>
          </table:table-cell>
          <table:table-cell office:value-type="string" calcext:value-type="string">
            <text:p>http://www.dailydot.com/opinion/10-ridiculous-things-people-blaming-obama/</text:p>
          </table:table-cell>
        </table:table-row>
        <table:table-row table:style-name="ro6">
          <table:table-cell office:value-type="float" office:value="119" calcext:value-type="float">
            <text:p>119</text:p>
          </table:table-cell>
          <table:table-cell office:value-type="string" calcext:value-type="string">
            <text:p>http://www.wnd.com/2014/07/defense-expert-calls-obama-worst-president-ever/</text:p>
          </table:table-cell>
        </table:table-row>
        <table:table-row table:style-name="ro8">
          <table:table-cell office:value-type="float" office:value="120" calcext:value-type="float">
            <text:p>120</text:p>
          </table:table-cell>
          <table:table-cell office:value-type="string" calcext:value-type="string">
            <text:p>http://www.thedailybeast.com/articles/2014/02/17/how-will-history-judge-barack-obama.html</text:p>
          </table:table-cell>
        </table:table-row>
        <table:table-row table:style-name="ro6">
          <table:table-cell office:value-type="float" office:value="121" calcext:value-type="float">
            <text:p>121</text:p>
          </table:table-cell>
          <table:table-cell office:value-type="string" calcext:value-type="string">
            <text:p>http://www.americanthinker.com/articles/2012/02/obama_the_great.html</text:p>
          </table:table-cell>
        </table:table-row>
        <table:table-row table:style-name="ro6">
          <table:table-cell office:value-type="float" office:value="122" calcext:value-type="float">
            <text:p>122</text:p>
          </table:table-cell>
          <table:table-cell office:value-type="string" calcext:value-type="string">
            <text:p>http://cnsnews.com/news/article/richard-gere-obama-one-our-great-presidents</text:p>
          </table:table-cell>
        </table:table-row>
        <table:table-row table:style-name="ro6">
          <table:table-cell office:value-type="float" office:value="123" calcext:value-type="float">
            <text:p>123</text:p>
          </table:table-cell>
          <table:table-cell office:value-type="string" calcext:value-type="string">
            <text:p>http://edition.cnn.com/2012/09/04/politics/obama-revealed/index.html</text:p>
          </table:table-cell>
        </table:table-row>
        <table:table-row table:style-name="ro6">
          <table:table-cell office:value-type="float" office:value="124" calcext:value-type="float">
            <text:p>124</text:p>
          </table:table-cell>
          <table:table-cell office:value-type="string" calcext:value-type="string">
            <text:p>http://www.shreveporttimes.com/story/opinion/columnists/2015/02/23/president-obama-americas-nero/23889059/</text:p>
          </table:table-cell>
        </table:table-row>
        <table:table-row table:style-name="ro6">
          <table:table-cell office:value-type="float" office:value="125" calcext:value-type="float">
            <text:p>125</text:p>
          </table:table-cell>
          <table:table-cell office:value-type="string" calcext:value-type="string">
            <text:p>http://myhero.com/hero.asp?hero=obama_sbyc_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 style:data-style-name="N2" text:time-value="21:33:42.37440114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1:19:16.471000000</meta:creation-date>
    <dc:date>2015-05-26T22:23:21.747213999</dc:date>
    <meta:editing-duration>PT12H39M44S</meta:editing-duration>
    <meta:editing-cycles>89</meta:editing-cycles>
    <meta:generator>LibreOffice/4.3.7.2$Linux_X86_64 LibreOffice_project/430$Build-2</meta:generator>
    <dc:creator>DaveDeDave </dc:creator>
    <meta:document-statistic meta:table-count="1" meta:cell-count="252" meta:object-count="0"/>
  </office:meta>
</office:document-meta>
</file>